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3.312cm"/>
    </style:style>
    <style:style style:name="pr1" style:family="presentation" style:parent-style-name="Default-subtitle">
      <style:graphic-properties draw:fill-color="#ffffff" draw:auto-grow-height="true" fo:min-height="15.72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4.206cm"/>
    </style:style>
    <style:style style:name="pr4" style:family="presentation" style:parent-style-name="Default-subtitle">
      <style:graphic-properties draw:fill-color="#ffffff" draw:auto-grow-height="true" fo:min-height="15.682cm"/>
    </style:style>
    <style:style style:name="pr5" style:family="presentation" style:parent-style-name="Default-subtitle">
      <style:graphic-properties draw:fill-color="#ffffff" draw:auto-grow-height="true" fo:min-height="15.654cm"/>
    </style:style>
    <style:style style:name="pr6" style:family="presentation" style:parent-style-name="Default-subtitle">
      <style:graphic-properties draw:fill-color="#ffffff" draw:auto-grow-height="true" fo:min-height="15.319cm"/>
    </style:style>
    <style:style style:name="pr7" style:family="presentation" style:parent-style-name="Default-subtitle">
      <style:graphic-properties draw:fill-color="#ffffff" draw:auto-grow-height="true" fo:min-height="15.657cm"/>
    </style:style>
    <style:style style:name="pr8" style:family="presentation" style:parent-style-name="Default-subtitle">
      <style:graphic-properties draw:fill-color="#ffffff" draw:auto-grow-height="true" fo:min-height="15.326cm"/>
    </style:style>
    <style:style style:name="P1" style:family="paragraph">
      <style:paragraph-properties fo:text-align="center"/>
      <style:text-properties fo:color="#83caff"/>
    </style:style>
    <style:style style:name="P2" style:family="paragraph">
      <style:text-properties fo:color="#ff6600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5" style:family="paragraph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7" style:family="paragraph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8" style:family="paragraph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9" style:family="paragraph">
      <style:text-properties fo:color="#ff3399" fo:font-family="Tahoma" style:font-family-generic="swiss" style:font-pitch="variable"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1" style:family="paragraph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4" style:family="paragraph">
      <style:text-properties fo:color="#000099" fo:font-family="Tahoma" style:font-family-generic="swiss" style:font-pitch="variable" fo:font-size="53.9000015258789pt" fo:text-shadow="none" fo:font-weight="bold" style:font-size-asian="72pt" style:font-weight-asian="bold" style:font-size-complex="72pt" style:font-weight-complex="bold"/>
    </style:style>
    <style:style style:name="P15" style:family="paragraph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16" style:family="paragraph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7" style:family="paragraph">
      <style:text-properties fo:color="#c5000b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8" style:family="paragraph">
      <style:text-properties fo:color="#ff6600" fo:font-family="Tahoma" style:font-family-generic="swiss" style:font-pitch="variable" fo:font-size="66pt" fo:text-shadow="1pt 1pt" fo:font-weight="bold" style:font-size-asian="66pt" style:font-weight-asian="bold" style:font-size-complex="66pt" style:font-weight-complex="bold"/>
    </style:style>
    <style:style style:name="P19" style:family="paragraph">
      <style:text-properties fo:color="#000099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20" style:family="paragraph">
      <style:text-properties fo:color="#000099" fo:font-family="Tahoma" style:font-family-generic="swiss" style:font-pitch="variable" fo:font-size="44.9000015258789pt" fo:text-shadow="none" fo:font-weight="bold" style:font-size-asian="60pt" style:font-weight-asian="bold" style:font-size-complex="60pt" style:font-weight-complex="bold"/>
    </style:style>
    <style:style style:name="P21" style:family="paragraph">
      <style:text-properties fo:color="#c5000b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P22" style:family="paragraph">
      <style:text-properties fo:color="#000099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T1" style:family="text">
      <style:text-properties fo:color="#ff6600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T2" style:family="text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3" style:family="text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5" style:family="text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6" style:family="text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9" style:family="text">
      <style:text-properties fo:color="#000099" style:text-outline="false" style:text-line-through-style="none" fo:font-family="Tahoma" style:font-family-generic="swiss" style:font-pitch="variable" fo:font-size="66pt" fo:font-style="normal" fo:text-shadow="none" style:text-underline-style="none" fo:font-weight="bold" style:letter-kerning="true" style:font-family-asian="'JetBrains Mono'" style:font-family-generic-asian="modern" style:font-size-asian="66pt" style:font-style-asian="normal" style:font-weight-asian="bold" style:font-family-complex="'JetBrains Mono'" style:font-family-generic-complex="modern" style:font-size-complex="6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99" style:text-outline="false" style:text-line-through-style="none" fo:font-family="Tahoma" style:font-family-generic="swiss" style:font-pitch="variable" fo:font-size="72pt" fo:font-style="normal" fo:text-shadow="none" style:text-underline-style="none" fo:font-weight="bold" style:letter-kerning="true" style:font-family-asian="'JetBrains Mono'" style:font-family-generic-asian="modern" style:font-size-asian="72pt" style:font-style-asian="normal" style:font-weight-asian="bold" style:font-family-complex="'JetBrains Mono'" style:font-family-generic-complex="modern" style:font-size-complex="7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99" fo:font-family="Tahoma" style:font-style-name="Обычный" style:font-family-generic="swiss" fo:font-size="66pt" fo:text-shadow="none" fo:font-weight="bold" style:font-family-asian="Tahoma" style:font-style-name-asian="Обычный" style:font-family-generic-asian="swiss" style:font-size-asian="66pt" style:font-weight-asian="bold" style:font-family-complex="Tahoma" style:font-style-name-complex="Обычный" style:font-family-generic-complex="swiss" style:font-size-complex="66pt" style:font-weight-complex="bold"/>
    </style:style>
    <style:style style:name="T12" style:family="text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13" style:family="text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T14" style:family="text">
      <style:text-properties fo:color="#c5000b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15" style:family="text">
      <style:text-properties fo:color="#000099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4cm" svg:height="15.723cm" svg:x="0cm" svg:y="0cm">
          <text:p/>
        </draw:rect>
        <draw:frame presentation:style-name="pr1" draw:text-style-name="P2" draw:layer="layout" svg:width="27.94cm" svg:height="15.723cm" svg:x="0cm" svg:y="0cm" presentation:class="subtitle" presentation:user-transformed="true">
          <draw:text-box>
            <text:p><text:span text:style-name="T1">Тесты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System Design: Проектирование</text:span></text:p>
            <text:p><text:span text:style-name="T2">REST API</text:span></text:p>
            <text:p><text:span text:style-name="T2">на интервью</text:span></text:p>
          </draw:text-box>
        </draw:frame>
        <draw:frame draw:style-name="gr3" draw:text-style-name="P5" draw:layer="layout" svg:width="3.812cm" svg:height="1.953cm" svg:x="23.62cm" svg:y="0.589cm">
          <draw:text-box>
            <text:p><text:span text:style-name="T3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C++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Синхронизация</text:span></text:p>
            <text:p><text:span text:style-name="T4">часов по се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Clocks</text:span></text:p>
            <text:p><text:span text:style-name="T4">synchronization</text:span></text:p>
            <text:p><text:span text:style-name="T4">by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System Design:</text:span></text:p>
            <text:p><text:span text:style-name="T4">Scale from zero</text:span></text:p>
            <text:p><text:span text:style-name="T4">to millions of us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средний"</text:span></text:p>
            <text:p><text:span text:style-name="T2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Ревью и</text:span></text:p>
            <text:p><text:span text:style-name="T5">Рефакторинг</text:span></text:p>
            <text:p><text:span text:style-name="T5">кода подписчика</text:span></text:p>
            <text:p><text:span text:style-name="T5">(Spring Boot серви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</text:span></text:p>
            <text:p><text:span text:style-name="T2">теста "средний"</text:span></text:p>
            <text:p><text:span text:style-name="T2">по Алгоритмам</text:span></text:p>
            <text:p><text:span text:style-name="T2">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продвинутый"</text:span></text:p>
            <text:p><text:span text:style-name="T2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средний"</text:span></text:p>
            <text:p><text:span text:style-name="T2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оретического</text:span></text:p>
            <text:p><text:span text:style-name="T2">теста "базовый"</text:span></text:p>
            <text:p><text:span text:style-name="T2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Docker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 ArrayList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хождение теста "средний"</text:span></text:p>
            <text:p><text:span text:style-name="T2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2">GitHub Actions: workflows, </text:span></text:p>
            <text:p><text:span text:style-name="T2">coverage, bad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2">Три типа</text:span></text:p>
            <text:p><text:span text:style-name="T2">аспектов</text:span></text:p>
            <text:p><text:span text:style-name="T2">на примере</text:span></text:p>
            <text:p><text:span text:style-name="T2">Aspect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2">Сборка и запуск </text:span></text:p>
            <text:p><text:span text:style-name="T2">Java-проекта </text:span></text:p>
            <text:p><text:span text:style-name="T2">без помощи IDE </text:span></text:p>
            <text:p><text:span text:style-name="T2">и средств сбор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Матрица смежности.</text:span></text:p>
            <text:p><text:span text:style-name="T2">Распространение заражения между городами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7.94cm" svg:height="15.723cm" svg:x="0cm" svg:y="0cm" presentation:class="subtitle" presentation:user-transformed="true">
          <draw:text-box>
            <text:p><text:span text:style-name="T7">5 сортировок</text:span></text:p>
            <text:p><text:span text:style-name="T7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Решение дифф. уравнений в ЧП</text:span></text:p>
            <text:p><text:span text:style-name="T6">на Java численн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7.94cm" svg:height="15.723cm" svg:x="0cm" svg:y="0cm" presentation:class="subtitle" presentation:user-transformed="true">
          <draw:text-box>
            <text:p><text:span text:style-name="T7">7 классических</text:span></text:p>
            <text:p><text:span text:style-name="T7">задач</text:span></text:p>
            <text:p><text:span text:style-name="T7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AI чат</text:span></text:p>
            <text:p><text:span text:style-name="T6">с помощью</text:span></text:p>
            <text:p><text:span text:style-name="T6">Spring AI</text:span></text:p>
            <text:p><text:span text:style-name="T6">и Olla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7.94cm" svg:height="15.723cm" svg:x="0cm" svg:y="0cm" presentation:class="subtitle" presentation:user-transformed="true">
          <draw:text-box>
            <text:p><text:span text:style-name="T8">Обзор</text:span></text:p>
            <text:p><text:span text:style-name="T8">плейлистов</text:span></text:p>
            <text:p><text:span text:style-name="T8">на канал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Редакционное расстояние.</text:span></text:p>
            <text:p><text:span text:style-name="T5">Получение одной</text:span></text:p>
            <text:p><text:span text:style-name="T5">строки из другой</text:span></text:p>
            <text:p><text:span text:style-name="T5">за одно изменение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Как выпустить</text:span></text:p>
            <text:p><text:span text:style-name="T6">релиз на GitHu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эквивалентных вершин</text:span></text:p>
            <text:p><text:span text:style-name="T5">бинарного дерева</text:span></text:p>
            <text:p><text:span text:style-name="T5">с макс. размером поддеревь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Выдача купюр</text:span></text:p>
            <text:p><text:span text:style-name="T6">банкоматом 2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Число</text:span></text:p>
            <text:p><text:span text:style-name="T6">Фробениуса</text:span></text:p>
            <text:p><text:span text:style-name="T6">и задача Чикена</text:span></text:p>
            <text:p><text:span text:style-name="T6">МакНагг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НОК</text:span></text:p>
            <text:p><text:span text:style-name="T5">(наименьшего</text:span></text:p>
            <text:p><text:span text:style-name="T5">общего кратного)</text:span></text:p>
            <text:p><text:span text:style-name="T5">для набора чисел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рохождение практического теста "продвинутый"</text:span></text:p>
            <text:p><text:span text:style-name="T5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Декодирование шифра Цезар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рохождение практического теста "средний"</text:span></text:p>
            <text:p><text:span text:style-name="T5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7.94cm" svg:height="15.723cm" svg:x="0cm" svg:y="0cm" presentation:class="subtitle" presentation:user-transformed="true">
          <draw:text-box>
            <text:p><text:span text:style-name="T8">Как скачать</text:span></text:p>
            <text:p><text:span text:style-name="T8">видео с Boos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Web crawler</text:span></text:p>
            <text:p><text:span text:style-name="T6">(парсер сайта)</text:span></text:p>
            <text:p><text:span text:style-name="T6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Отражение</text:span></text:p>
            <text:p><text:span text:style-name="T6">бинарного</text:span></text:p>
            <text:p><text:span text:style-name="T6">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 text:style-name="P12"><text:span text:style-name="T9">Нагрузочное тестирование</text:span></text:p>
            <text:p text:style-name="P12"><text:span text:style-name="T9">Spring Boot сервиса</text:span></text:p>
            <text:p text:style-name="P12"><text:span text:style-name="T9">с помощью Ga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7.94cm" svg:height="15.723cm" svg:x="0cm" svg:y="0cm" presentation:class="subtitle" presentation:user-transformed="true">
          <draw:text-box>
            <text:p text:style-name="P12"><text:span text:style-name="T10">Dummy, Fake,</text:span></text:p>
            <text:p text:style-name="P12"><text:span text:style-name="T10">Stub, Spy, M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Определение</text:span></text:p>
            <text:p><text:span text:style-name="T6">высоты</text:span></text:p>
            <text:p><text:span text:style-name="T6">бинарного 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Вавилонский</text:span></text:p>
            <text:p><text:span text:style-name="T2">метод вычисления квадратного корн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Функциональные</text:span></text:p>
            <text:p><text:span text:style-name="T2">тесты REST API</text:span></text:p>
            <text:p><text:span text:style-name="T2">с помощью Sp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Как найти</text:span></text:p>
            <text:p><text:span text:style-name="T2">утерянный коммит:</text:span></text:p>
            <text:p><text:span text:style-name="T2">Git refl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Real-time</text:span></text:p>
            <text:p><text:span text:style-name="T6">анализатор</text:span></text:p>
            <text:p><text:span text:style-name="T6">спектра звука</text:span></text:p>
            <text:p><text:span text:style-name="T6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Настройка Win OS</text:span></text:p>
            <text:p><text:span text:style-name="T6">для разработки</text:span></text:p>
            <text:p><text:span text:style-name="T6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Spring Boot приложение</text:span></text:p>
            <text:p><text:span text:style-name="T2">с использованием PostgreSQL JSON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частливое число</text:span></text:p>
            <text:p><text:span text:style-name="T6">(2 решения)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иск</text:span></text:p>
            <text:p><text:span text:style-name="T6">маршрута спуска</text:span></text:p>
            <text:p><text:span text:style-name="T6">с горы для золотоиск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Ревью кода</text:span></text:p>
            <text:p><text:span text:style-name="T6">из интервью 6</text:span></text:p>
          </draw:text-box>
        </draw:frame>
        <draw:frame draw:style-name="gr3" draw:text-style-name="P5" draw:layer="layout" svg:width="3.812cm" svg:height="1.953cm" svg:x="23.62cm" svg:y="0.588cm">
          <draw:text-box>
            <text:p><text:span text:style-name="T3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Рефакторинг</text:span></text:p>
            <text:p><text:span text:style-name="T2">Spring Boot сервиса</text:span></text:p>
            <text:p><text:span text:style-name="T2">из тестового</text:span></text:p>
            <text:p><text:span text:style-name="T2">задан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Водительский экзаме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Слияние</text:span></text:p>
            <text:p><text:span text:style-name="T2">k упорядоченных массивов быстрее, чем за kN</text:span><text:span text:style-name="T11">*l</text:span><text:span text:style-name="T2">og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LFU кэш 2</text:span></text:p>
            <text:p><text:span text:style-name="T5">(Least Frequently Used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е</text:span></text:p>
            <text:p><text:span text:style-name="T6">equals() и</text:span></text:p>
            <text:p><text:span text:style-name="T6">hashCod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роверка наличия дубликатов в несортированном массиве 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лучение одной строки из другой за одно изменени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Ревью кода</text:span></text:p>
            <text:p><text:span text:style-name="T6">из интервью 5</text:span></text:p>
          </draw:text-box>
        </draw:frame>
        <draw:frame draw:style-name="gr3" draw:text-style-name="P5" draw:layer="layout" svg:width="3.812cm" svg:height="1.953cm" svg:x="23.62cm" svg:y="0.588cm">
          <draw:text-box>
            <text:p><text:span text:style-name="T3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Ревью кода</text:span></text:p>
            <text:p><text:span text:style-name="T6">из интервью 4</text:span></text:p>
          </draw:text-box>
        </draw:frame>
        <draw:frame draw:style-name="gr3" draw:text-style-name="P5" draw:layer="layout" svg:width="3.812cm" svg:height="1.953cm" svg:x="23.62cm" svg:y="0.587cm">
          <draw:text-box>
            <text:p><text:span text:style-name="T3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дсчет единиц</text:span></text:p>
            <text:p><text:span text:style-name="T6">в бинарной</text:span></text:p>
            <text:p><text:span text:style-name="T6">записи числа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Вращение</text:span></text:p>
            <text:p><text:span text:style-name="T6">матрицы</text:span></text:p>
            <text:p><text:span text:style-name="T6">(hackerrank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аспортный контроль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Вывод уникальных значений для коллекции двойной вложенности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Обращение</text:span></text:p>
            <text:p><text:span text:style-name="T6">строки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Определение года</text:span></text:p>
            <text:p><text:span text:style-name="T2">с максимальным количеством</text:span></text:p>
            <text:p><text:span text:style-name="T2">живущих людей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Инкремент</text:span></text:p>
            <text:p><text:span text:style-name="T5">большого целого, представленного</text:span></text:p>
            <text:p><text:span text:style-name="T5">в виде массива цифр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максимальной суммы двух элементов</text:span></text:p>
            <text:p><text:span text:style-name="T5">в неупорядоченном списк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для заданного элемента массива</text:span></text:p>
            <text:p><text:span text:style-name="T5">k соседних элементов, ближайших к нему по величине 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Определение простых делителей, меньших заданного числа. Решето Эратосфена</text:span></text:p>
            <text:p><text:span text:style-name="T5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наиболее длинного слова из словаря, которое</text:span></text:p>
            <text:p><text:span text:style-name="T5">можно сложить из заданного набора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15" draw:layer="layout" svg:width="27.94cm" svg:height="15.723cm" svg:x="0cm" svg:y="0cm" presentation:class="subtitle" presentation:user-transformed="true">
          <draw:text-box>
            <text:p><text:span text:style-name="T12">Ссылки в README на Youtube-решение и код каждой задач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иск</text:span></text:p>
            <text:p><text:span text:style-name="T6">анаграммы </text:span></text:p>
            <text:p><text:span text:style-name="T6">(2 решения)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еобразование арабской записи числа в рим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еобразование римской записи</text:span></text:p>
            <text:p><text:span text:style-name="T2">числа в араб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дсчет</text:span></text:p>
            <text:p><text:span text:style-name="T2">способов подъема</text:span></text:p>
            <text:p><text:span text:style-name="T2">по лестнице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 позиций</text:span></text:p>
            <text:p><text:span text:style-name="T2">больших групп</text:span></text:p>
            <text:p><text:span text:style-name="T2">в строке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Ревью кода</text:span></text:p>
            <text:p><text:span text:style-name="T6">из интервью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Задачи</text:span></text:p>
            <text:p><text:span text:style-name="T6">на логику</text:span></text:p>
            <text:p><text:span text:style-name="T6">из B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Ревью кода</text:span></text:p>
            <text:p><text:span text:style-name="T6">из интервью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иск следующей ноды для заданной ноды бинарного дерева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 пропущенных чисел в массиве</text:span></text:p>
            <text:p><text:span text:style-name="T2">без использования дополнительной</text:span></text:p>
            <text:p><text:span text:style-name="T2">памя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Избавление от дублирования в тестах</text:span></text:p>
            <text:p><text:span text:style-name="T5">посредством перехода</text:span></text:p>
            <text:p><text:span text:style-name="T5">к параметризованным тест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1" draw:text-style-name="P16" draw:layer="layout" svg:width="27.94cm" svg:height="15.723cm" svg:x="0cm" svg:y="0cm" presentation:class="subtitle" presentation:user-transformed="true">
          <draw:text-box>
            <text:p><text:span text:style-name="T13">Подсчет </text:span></text:p>
            <text:p><text:span text:style-name="T13">отрицательных чисел</text:span></text:p>
            <text:p><text:span text:style-name="T13">в сортированной</text:span></text:p>
            <text:p><text:span text:style-name="T13">матрице N*M за O(N+M)</text:span></text:p>
            <text:p><text:span text:style-name="T13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</text:span></text:p>
            <text:p><text:span text:style-name="T2">первой и последней позиции элемента</text:span></text:p>
            <text:p><text:span text:style-name="T2">в упорядоченном <text:s/>массиве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Бинарный поиск</text:span></text:p>
            <text:p><text:span text:style-name="T6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ерестановка пары цифр числа для получения максимального знач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Генерация CV в PDF</text:span></text:p>
            <text:p><text:span text:style-name="T2">из Markdown</text:span></text:p>
            <text:p><text:span text:style-name="T2">и автоматизация взаимодействия</text:span></text:p>
            <text:p><text:span text:style-name="T2">с рекруте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7" draw:layer="layout" svg:width="27.94cm" svg:height="15.723cm" svg:x="0cm" svg:y="0cm" presentation:class="subtitle" presentation:user-transformed="true">
          <draw:text-box>
            <text:p><text:span text:style-name="T14">Как успеть</text:span></text:p>
            <text:p><text:span text:style-name="T14">посмотреть все обучающие ролики</text:span></text:p>
            <text:p><text:span text:style-name="T14">на YouTube</text:span></text:p>
            <text:p><text:span text:style-name="T14">(ускорение более 2х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Каверзный finally /</text:span></text:p>
            <text:p><text:span text:style-name="T6">Каверзный stream: предсказать, что произойд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Объединение упорядоченных массивов в массив без дублика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Валидация скобочного выраж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еремешивание массива:</text:span></text:p>
            <text:p><text:span text:style-name="T2">Алгоритм тасования Фишера-Й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18" draw:layer="layout" svg:width="27.94cm" svg:height="15.723cm" svg:x="0cm" svg:y="0cm" presentation:class="subtitle" presentation:user-transformed="true">
          <draw:text-box>
            <text:p><text:span text:style-name="T12">Обзор</text:span></text:p>
            <text:p><text:span text:style-name="T12">содержимого</text:span></text:p>
            <text:p><text:span text:style-name="T12">моих GitHub репозитори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Вычисление среднего,</text:span></text:p>
            <text:p><text:span text:style-name="T6">медианы, моды, квартиле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Факториал</text:span></text:p>
            <text:p><text:span text:style-name="T6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в сортированном массиве количества элементов меньших заданного</text:span></text:p>
            <text:p><text:span text:style-name="T5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Заказ фурнитуры: добавить пропущенный код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Замена всех '?'</text:span></text:p>
            <text:p><text:span text:style-name="T5">в строке, избегая</text:span></text:p>
            <text:p><text:span text:style-name="T5">повторяющихся последовательных символо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Размен</text:span></text:p>
            <text:p><text:span text:style-name="T2">минимальным количеством монет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draw:frame presentation:style-name="pr1" draw:text-style-name="P19" draw:layer="layout" svg:width="27.94cm" svg:height="15.723cm" svg:x="0cm" svg:y="0cm" presentation:class="subtitle" presentation:user-transformed="true">
          <draw:text-box>
            <text:p><text:span text:style-name="T15">Сортировка</text:span></text:p>
            <text:p><text:span text:style-name="T15">Шел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Определение</text:span></text:p>
            <text:p><text:span text:style-name="T2">размера окрестности для элементов</text:span></text:p>
            <text:p><text:span text:style-name="T2">массива чисе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Удаление дубликатов из сортированного массива ч.I,II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Цифровой корень </text:span></text:p>
            <text:p><text:span text:style-name="T2">(итеративная сумма цифр) числа</text:span></text:p>
            <text:p><text:span text:style-name="T2">(2 решения)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роверка</text:span></text:p>
            <text:p><text:span text:style-name="T5">правильности использования заглавных букв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еремещение</text:span></text:p>
            <text:p><text:span text:style-name="T6">нулей к концу массива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арсинг списка строк в структуру данных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Длина последнего слова в строке</text:span></text:p>
            <text:p><text:span text:style-name="T6">(3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Сумма двух чисел</text:span></text:p>
            <text:p><text:span text:style-name="T2">без использования</text:span></text:p>
            <text:p><text:span text:style-name="T2">+ и -</text:span></text:p>
            <text:p><text:span text:style-name="T2">(2 решения)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иск в строке наиболее длинной подстроки без повторений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 набора слов</text:span></text:p>
            <text:p><text:span text:style-name="T2">в матрице букв 2:</text:span></text:p>
            <text:p><text:span text:style-name="T2">префиксное дерево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иск набора слов</text:span></text:p>
            <text:p><text:span text:style-name="T6">в матрице букв</text:span></text:p>
            <text:p><text:span text:style-name="T6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Выдача купюр</text:span></text:p>
            <text:p><text:span text:style-name="T6">банкоматом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Самодельный</text:span></text:p>
            <text:p><text:span text:style-name="T6">S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жатие строки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иск слова в матрице букв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Задачи</text:span></text:p>
            <text:p><text:span text:style-name="T6">из интервью</text:span></text:p>
            <text:p><text:span text:style-name="T6">на написание</text:span></text:p>
            <text:p><text:span text:style-name="T6">SQL-запрос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5">Поиск подстроки в строке за O(N+M): Алгоритм Бойера-Мура</text:span></text:p>
            <text:p><text:span text:style-name="T5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рокрутка односвязного</text:span></text:p>
            <text:p><text:span text:style-name="T6">списка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роверка, является</text:span></text:p>
            <text:p><text:span text:style-name="T2">ли число степенью</text:span></text:p>
            <text:p><text:span text:style-name="T2">заданного числа</text:span></text:p>
            <text:p><text:span text:style-name="T2">(2 решения)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Валидация записи числа регулярным выражением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Генерация валидных комбинаций cкобок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Удаление дубликатов в сортированном односвязном списке</text:span></text:p>
            <text:p><text:span text:style-name="T2">ч.I,II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среди пар</text:span></text:p>
            <text:p><text:span text:style-name="T5">чисел значения, встречающегося однажды: магия XOR</text:span></text:p>
            <text:p><text:span text:style-name="T5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еверсирование порядка цифр</text:span></text:p>
            <text:p><text:span text:style-name="T6">в числе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6">Распространение заражения между городами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Добавление многопоточности при параллельных запросах в разные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ДВЕ задачи</text:span></text:p>
            <text:p><text:span text:style-name="T6">про ДВЕр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Удаление элемента заданной величины</text:span></text:p>
            <text:p><text:span text:style-name="T2">из массива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Многопоточное</text:span></text:p>
            <text:p><text:span text:style-name="T2">получение H₂O</text:span></text:p>
            <text:p><text:span text:style-name="T2">из водорода</text:span></text:p>
            <text:p><text:span text:style-name="T2">и кислорода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ечать строк</text:span></text:p>
            <text:p><text:span text:style-name="T6">в заданном порядке</text:span></text:p>
            <text:p><text:span text:style-name="T6">из разных потоков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</text:span></text:p>
            <text:p><text:span text:style-name="T6">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Удаление N-го элемента с конца односвязного списка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Топологическая сортировка. Нахождение</text:span></text:p>
            <text:p><text:span text:style-name="T6">цикла в граф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Неизменяемая</text:span></text:p>
            <text:p><text:span text:style-name="T6">нода и сумма</text:span></text:p>
            <text:p><text:span text:style-name="T6">ее вложенных элемен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 Linked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 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Робот двуногий шагающий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Три задачи</text:span></text:p>
            <text:p><text:span text:style-name="T6">из интервью на парсинг фай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 HashM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 Array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 Linked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орядок инициализации полей и блоков</text:span></text:p>
            <text:p><text:span text:style-name="T6">Java-клас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оздание объекта</text:span></text:p>
            <text:p><text:span text:style-name="T6">по generic типу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Определение</text:span></text:p>
            <text:p><text:span text:style-name="T2">лучшего среднего значения</text:span></text:p>
            <text:p><text:span text:style-name="T2">в массиве оценок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Восстановление</text:span></text:p>
            <text:p><text:span text:style-name="T6">IP-адреса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</text:span></text:p>
            <text:p><text:span text:style-name="T6">ThreadPoolExecu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</text:span></text:p>
            <text:p><text:span text:style-name="T6">BlockingQueue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Разбиение здания на апартаменты</text:span></text:p>
            <text:p><text:span text:style-name="T6">(Workfus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Определение оптимального</text:span></text:p>
            <text:p><text:span text:style-name="T5">времени покупки </text:span></text:p>
            <text:p><text:span text:style-name="T5">и продажи акций</text:span></text:p>
            <text:p><text:span text:style-name="T5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Самодельный</text:span></text:p>
            <text:p><text:span text:style-name="T2">Stream 2:</text:span></text:p>
            <text:p><text:span text:style-name="T2">of, limit, skip, distinct,</text:span></text:p>
            <text:p><text:span text:style-name="T2">takeWhile, dropWhile, forEach, sorted, to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Упаковка товаров для достав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Брутфорс</text:span></text:p>
            <text:p><text:span text:style-name="T6">пароля по хэшу</text:span></text:p>
            <text:p><text:span text:style-name="T6">и хэш-функции</text:span></text:p>
            <text:p><text:span text:style-name="T6">(Oz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амодельный</text:span></text:p>
            <text:p><text:span text:style-name="T6">Stream</text:span></text:p>
            <text:p><text:span text:style-name="T6">с filter и map операция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Киномарафо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 элементов</text:span></text:p>
            <text:p><text:span text:style-name="T2">одного массива,</text:span></text:p>
            <text:p><text:span text:style-name="T2">отсутствующих</text:span></text:p>
            <text:p><text:span text:style-name="T2">в друго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LFU кэш</text:span></text:p>
            <text:p><text:span text:style-name="T5">(Least Frequently Used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Программист</text:span></text:p>
            <text:p><text:span text:style-name="T6">в кино</text:span></text:p>
            <text:p><text:span text:style-name="T6">в эпоху COV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Реверсирование последовательности</text:span></text:p>
            <text:p><text:span text:style-name="T2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Кодирование</text:span></text:p>
            <text:p><text:span text:style-name="T6">стро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Рефакторинг кода 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тек с поддержкой определения минимального элемента за O(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Сортировка</text:span></text:p>
            <text:p><text:span text:style-name="T6">слияние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Как собрать</text:span></text:p>
            <text:p><text:span text:style-name="T2">Java-проект без</text:span></text:p>
            <text:p><text:span text:style-name="T2">JDK, Maven и Grad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32">
        <draw:frame presentation:style-name="pr4" draw:text-style-name="P14" draw:layer="layout" svg:width="27.94cm" svg:height="15.682cm" svg:x="0cm" svg:y="0.066cm" presentation:class="subtitle" presentation:user-transformed="true">
          <draw:text-box>
            <text:p><text:span text:style-name="T6">Замена последовательных пробелов в строке одни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оздаем</text:span></text:p>
            <text:p><text:span text:style-name="T6">dead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ортировка анаграм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Возведение</text:span></text:p>
            <text:p><text:span text:style-name="T6">числа в степень</text:span></text:p>
            <text:p><text:span text:style-name="T6">(2 способа)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32">
        <draw:frame presentation:style-name="pr5" draw:text-style-name="P20" draw:layer="layout" svg:width="27.94cm" svg:height="15.654cm" svg:x="0cm" svg:y="0.069cm" presentation:class="subtitle" presentation:user-transformed="true">
          <draw:text-box>
            <text:p><text:span text:style-name="T5">Определение минимального произведения</text:span></text:p>
            <text:p><text:span text:style-name="T5">пары элементов несортированного массива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ократитель</text:span></text:p>
            <text:p><text:span text:style-name="T6">ссылок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32">
        <draw:frame presentation:style-name="pr1" draw:text-style-name="P21" draw:layer="layout" svg:width="27.94cm" svg:height="15.723cm" svg:x="0cm" svg:y="0cm" presentation:class="subtitle" presentation:user-transformed="true">
          <draw:text-box>
            <text:p><text:span text:style-name="T12">Два секретных</text:span></text:p>
            <text:p><text:span text:style-name="T12">GitHub репозитория, посвященных</text:span></text:p>
            <text:p><text:span text:style-name="T12">Jav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32">
        <draw:frame presentation:style-name="pr6" draw:text-style-name="P20" draw:layer="layout" svg:width="25.145cm" svg:height="15.319cm" svg:x="1.396cm" svg:y="0.07cm" presentation:class="subtitle" presentation:user-transformed="true">
          <draw:text-box>
            <text:p><text:span text:style-name="T5">Поиск пропущенного минимального положительного элемента в несортированном массив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иск</text:span></text:p>
            <text:p><text:span text:style-name="T6">k максимальных чисел в массиве</text:span></text:p>
            <text:p><text:span text:style-name="T6">за O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иск в массиве</text:span></text:p>
            <text:p><text:span text:style-name="T6">пары чисел с заданной суммой</text:span></text:p>
            <text:p><text:span text:style-name="T6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1T32">
        <draw:frame presentation:style-name="pr4" draw:text-style-name="P14" draw:layer="layout" svg:width="27.94cm" svg:height="15.682cm" svg:x="0cm" svg:y="0.066cm" presentation:class="subtitle" presentation:user-transformed="true">
          <draw:text-box>
            <text:p><text:span text:style-name="T6">Определение непрерывных интервалов</text:span></text:p>
            <text:p><text:span text:style-name="T6">для числового масси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1T32">
        <draw:frame presentation:style-name="pr3" draw:text-style-name="P22" draw:layer="layout" svg:width="25.145cm" svg:height="14.206cm" svg:x="1.396cm" svg:y="0.626cm" presentation:class="subtitle" presentation:user-transformed="true">
          <draw:text-box>
            <text:p><text:span text:style-name="T2">Поиск пары непересекающихся отрез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1T32">
        <draw:frame presentation:style-name="pr7" draw:text-style-name="P7" draw:layer="layout" svg:width="27.94cm" svg:height="15.657cm" svg:x="0cm" svg:y="0.066cm" presentation:class="subtitle" presentation:user-transformed="true">
          <draw:text-box>
            <text:p><text:span text:style-name="T5">Сортировка квадратов упорядоченного</text:span></text:p>
            <text:p><text:span text:style-name="T5">массива (3 способа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рыжки по разрушающимся платформ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Определение</text:span></text:p>
            <text:p><text:span text:style-name="T6">более длинного конца цеп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тицеферма</text:span></text:p>
            <text:p><text:span text:style-name="T2">(с элементами ООП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" presentation:presentation-page-layout-name="AL1T32">
        <draw:frame presentation:style-name="pr1" draw:text-style-name="P22" draw:layer="layout" svg:width="27.94cm" svg:height="15.723cm" svg:x="0cm" svg:y="0cm" presentation:class="subtitle" presentation:user-transformed="true">
          <draw:text-box>
            <text:p><text:span text:style-name="T2">Интерполяционный поиск</text:span></text:p>
            <text:p><text:span text:style-name="T2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Генерация перестановок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Быстрая сортиров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Ханойские</text:span></text:p>
            <text:p><text:span text:style-name="T6">башн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Ревью кода</text:span></text:p>
            <text:p><text:span text:style-name="T6">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еализация целочисленного деления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Очередь в прачечну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оставление поезда</text:span></text:p>
            <text:p><text:span text:style-name="T6">из вагон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дсчет количества съеденных конф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ортировка вставк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иск простых делителей чис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амодельный</text:span></text:p>
            <text:p><text:span text:style-name="T6">Atom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амодельная аннотац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азворот односвязного списка</text:span></text:p>
            <text:p><text:span text:style-name="T6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Обход</text:span></text:p>
            <text:p><text:span text:style-name="T6">бинарного дерева</text:span></text:p>
            <text:p><text:span text:style-name="T6">(4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 подмножества</text:span></text:p>
            <text:p><text:span text:style-name="T2">с максимальной четной суммой</text:span></text:p>
            <text:p><text:span text:style-name="T2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Расчет давления</text:span></text:p>
            <text:p><text:span text:style-name="T2">в кирпичной пирамиде с помощью рекурс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роверка симметричности матриц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ечать foobar из разных пото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асстановка ферзей на шахматной доске</text:span></text:p>
            <text:p><text:span text:style-name="T6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Задачи с палиндром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Четный</text:span></text:p>
            <text:p><text:span text:style-name="T6">итератор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Default" presentation:presentation-page-layout-name="AL1T32">
        <draw:frame presentation:style-name="pr3" draw:text-style-name="P22" draw:layer="layout" svg:width="25.908cm" svg:height="14.206cm" svg:x="1.016cm" svg:y="0.626cm" presentation:class="subtitle" presentation:user-transformed="true">
          <draw:text-box>
            <text:p><text:span text:style-name="T2">Запуск </text:span></text:p>
            <text:p><text:span text:style-name="T2">параллельного</text:span></text:p>
            <text:p><text:span text:style-name="T2">выполнения нескольких задач</text:span></text:p>
            <text:p><text:span text:style-name="T2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Default" presentation:presentation-page-layout-name="AL1T32">
        <draw:frame presentation:style-name="pr3" draw:text-style-name="P22" draw:layer="layout" svg:width="26.416cm" svg:height="14.206cm" svg:x="0.762cm" svg:y="0.626cm" presentation:class="subtitle" presentation:user-transformed="true">
          <draw:text-box>
            <text:p><text:span text:style-name="T2">Определение бита</text:span></text:p>
            <text:p><text:span text:style-name="T2">в бесконечной последовательнос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Default" presentation:presentation-page-layout-name="AL1T32">
        <draw:frame presentation:style-name="pr3" draw:text-style-name="P22" draw:layer="layout" svg:width="25.145cm" svg:height="14.206cm" svg:x="1.396cm" svg:y="0.626cm" presentation:class="subtitle" presentation:user-transformed="true">
          <draw:text-box>
            <text:p><text:span text:style-name="T2">Изменение формата страхового номера при помощи регулярных выражени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иск </text:span></text:p>
            <text:p><text:span text:style-name="T6">уникальных <text:s/>элементов</text:span></text:p>
            <text:p><text:span text:style-name="T6">в коллекц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дсчет строк</text:span></text:p>
            <text:p><text:span text:style-name="T6">из InputStream, удовлетворяющих услови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Обход конем шахматной дос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LRU кэш</text:span></text:p>
            <text:p><text:span text:style-name="T5">(Least Recently Used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еализация cd</text:span></text:p>
            <text:p><text:span text:style-name="T6">для абстрактной файловой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Default" presentation:presentation-page-layout-name="AL1T32">
        <draw:frame presentation:style-name="pr3" draw:text-style-name="P8" draw:layer="layout" svg:width="25.145cm" svg:height="14.206cm" svg:x="1.396cm" svg:y="0.626cm" presentation:class="subtitle" presentation:user-transformed="true">
          <draw:text-box>
            <text:p><text:span text:style-name="T6">Поиск цикла</text:span></text:p>
            <text:p><text:span text:style-name="T6">в связном списке: алгоритм Флойд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Валидация</text:span></text:p>
            <text:p><text:span text:style-name="T6">имени пользов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иск трех чисел с заданной суммой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екурсивный итератор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Бинарное </text:span></text:p>
            <text:p><text:span text:style-name="T6">дерево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узырьковая</text:span></text:p>
            <text:p><text:span text:style-name="T6">сортировка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Композитный итератор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Default" presentation:presentation-page-layout-name="AL1T32">
        <draw:frame presentation:style-name="pr8" draw:text-style-name="P14" draw:layer="layout" svg:width="25.145cm" svg:height="15.326cm" svg:x="1.396cm" svg:y="0.066cm" presentation:class="subtitle" presentation:user-transformed="true">
          <draw:text-box>
            <text:p><text:span text:style-name="T6">Поиск максимального произведения трех чисел</text:span></text:p>
            <text:p><text:span text:style-name="T6">в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Нахождение наибольшего общего делителя 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Многопоточный</text:span></text:p>
            <text:p><text:span text:style-name="T6">сте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иск второго</text:span></text:p>
            <text:p><text:span text:style-name="T2">по величине</text:span></text:p>
            <text:p><text:span text:style-name="T2">элемента массива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6">Обращение</text:span></text:p>
            <text:p><text:span text:style-name="T6">строки</text:span></text:p>
            <text:p><text:span text:style-name="T6">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амодельный Еnum</text:span></text:p>
            <text:p><text:span text:style-name="T6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Роняем JVM</text:span></text:p>
            <text:p><text:span text:style-name="T6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Сортировка выбо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Подсчет количества кораблей на поле </text:span></text:p>
            <text:p><text:span text:style-name="T6">морского бо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2">Файловая система: структура данных</text:span></text:p>
            <text:p><text:span text:style-name="T2">и подсчет размера содержимог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Default" presentation:presentation-page-layout-name="AL1T32"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Подсчет количества людей каждого</text:span></text:p>
            <text:p><text:span text:style-name="T2">возраста (корзинная сортировк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6">Определение максимального количества зрителей стрим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Arial" style:font-family-generic="roman" style:font-pitch="variable" fo:font-size="23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5.229cm" svg:x="1cm" svg:y="3.306cm"/>
      <draw:page-thumbnail draw:layer="backgroundobjects" svg:width="9.294cm" svg:height="5.229cm" svg:x="1cm" svg:y="11.354cm"/>
      <draw:page-thumbnail draw:layer="backgroundobjects" svg:width="9.294cm" svg:height="5.229cm" svg:x="1cm" svg:y="19.402cm"/>
      <draw:page-thumbnail draw:layer="backgroundobjects" svg:width="9.294cm" svg:height="5.229cm" svg:x="11.295cm" svg:y="3.306cm"/>
      <draw:page-thumbnail draw:layer="backgroundobjects" svg:width="9.294cm" svg:height="5.229cm" svg:x="11.295cm" svg:y="11.354cm"/>
      <draw:page-thumbnail draw:layer="backgroundobjects" svg:width="9.294cm" svg:height="5.229cm" svg:x="11.295cm" svg:y="19.402cm"/>
    </style:handout-master>
    <style:master-page style:name="Default" style:page-layout-name="PM1" draw:style-name="Mdp1">
      <draw:frame presentation:style-name="Default-title" draw:layer="backgroundobjects" svg:width="25.145cm" svg:height="2.625cm" svg:x="1.396cm" svg:y="0.626cm" presentation:class="title" presentation:placeholder="true">
        <draw:text-box/>
      </draw:frame>
      <draw:frame presentation:style-name="Default-outline1" draw:layer="backgroundobjects" svg:width="25.145cm" svg:height="10.377cm" svg:x="1.396cm" svg:y="3.679cm" presentation:class="outline" presentation:placeholder="true">
        <draw:text-box/>
      </draw:frame>
      <draw:frame presentation:style-name="Mpr1" draw:text-style-name="MP1" draw:layer="backgroundobjects" svg:width="6.509cm" svg:height="1.084cm" svg:x="1.396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084cm" svg:x="9.554cm" svg:y="14.3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084cm" svg:x="20.032cm" svg:y="14.323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i Punko</meta:initial-creator>
    <meta:creation-date>2022-12-16T12:48:53.47</meta:creation-date>
    <meta:editing-duration>P1DT13H32M47S</meta:editing-duration>
    <meta:editing-cycles>580</meta:editing-cycles>
    <dc:date>2025-08-24T22:40:34.50</dc:date>
    <dc:creator>Andrei Punko</dc:creator>
    <meta:generator>OpenOffice/4.1.15$Win32 OpenOffice.org_project/4115m2$Build-9813</meta:generator>
    <meta:document-statistic meta:object-count="713"/>
  </office:meta>
</office:document-meta>
</file>